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c6cf" officeooo:paragraph-rsid="0014c6cf"/>
    </style:style>
    <style:style style:name="P2" style:family="paragraph" style:parent-style-name="Standard">
      <style:text-properties officeooo:rsid="001531c4" officeooo:paragraph-rsid="001531c4"/>
    </style:style>
    <style:style style:name="P3" style:family="paragraph" style:parent-style-name="Standard">
      <style:text-properties officeooo:rsid="001531c4" officeooo:paragraph-rsid="001889d2"/>
    </style:style>
    <style:style style:name="P4" style:family="paragraph" style:parent-style-name="Standard">
      <style:text-properties officeooo:rsid="0017cbfd" officeooo:paragraph-rsid="0017cbfd"/>
    </style:style>
    <style:style style:name="P5" style:family="paragraph" style:parent-style-name="Standard">
      <style:text-properties officeooo:rsid="001889d2" officeooo:paragraph-rsid="001889d2"/>
    </style:style>
    <style:style style:name="P6" style:family="paragraph" style:parent-style-name="Standard">
      <style:text-properties officeooo:rsid="00191920" officeooo:paragraph-rsid="00191920"/>
    </style:style>
    <style:style style:name="P7" style:family="paragraph" style:parent-style-name="Standard">
      <style:paragraph-properties fo:text-align="center" style:justify-single-word="false"/>
      <style:text-properties fo:font-size="16pt" fo:font-weight="bold" officeooo:rsid="0014c6cf" officeooo:paragraph-rsid="0014c6cf" style:font-size-asian="16pt" style:font-weight-asian="bold" style:font-size-complex="16pt" style:font-weight-complex="bold"/>
    </style:style>
    <style:style style:name="P8" style:family="paragraph" style:parent-style-name="Standard">
      <style:text-properties officeooo:rsid="001a6978" officeooo:paragraph-rsid="001a6978"/>
    </style:style>
    <style:style style:name="P9" style:family="paragraph" style:parent-style-name="Standard">
      <style:text-properties officeooo:rsid="001beb6d" officeooo:paragraph-rsid="001beb6d"/>
    </style:style>
    <style:style style:name="T1" style:family="text">
      <style:text-properties officeooo:rsid="001531c4"/>
    </style:style>
    <style:style style:name="T2" style:family="text">
      <style:text-properties officeooo:rsid="0017cbfd"/>
    </style:style>
    <style:style style:name="T3" style:family="text">
      <style:text-properties officeooo:rsid="001888d5"/>
    </style:style>
    <style:style style:name="T4" style:family="text">
      <style:text-properties officeooo:rsid="001889d2"/>
    </style:style>
    <style:style style:name="T5" style:family="text">
      <style:text-properties officeooo:rsid="0019192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harp PC-G850VS Gadget</text:p>
      <text:p text:style-name="P1"/>
      <text:h text:style-name="Heading_20_1" text:outline-level="1">Overview</text:h>
      <text:p text:style-name="P2"/>
      <text:p text:style-name="P1">This gadget attached to the 11 pin socket on the PC-G850Vs and <text:span text:style-name="T1">allows data sent over the serial data connection to be stored on SD cards. Files on the SD card can also be sent to the PC-G850VS. This provides a non-volatile storage system for the P-G850VS, and also a way to transfer files from a PC to the P-G850VS that doesn’t rely on a serial cable of some sort.</text:span></text:p>
      <text:p text:style-name="P1"/>
      <text:p text:style-name="P2">The PC-G850VS 11 pin connector is actually a versatile port that can operate in a number of modes. <text:s/>The gadget handles two of these modes:</text:p>
      <text:p text:style-name="P2">SIO mode</text:p>
      <text:p text:style-name="P2">PIO Mode</text:p>
      <text:p text:style-name="P2"/>
      <text:p text:style-name="P2">SIO mode is used for file transfer.</text:p>
      <text:p text:style-name="P2">In P<text:span text:style-name="T3">IO</text:span> mode the gadget can display the state of the digital lines when set as outputs on the PC-G850VS as either a line graph or a number. To make some use of these signals, the firmware of the gadget would have to be adjusted. The soure code is available on GitHub.</text:p>
      <text:p text:style-name="P2"/>
      <text:p text:style-name="P4"><text:span text:style-name="T5">There is an </text:span>English manual <text:span text:style-name="T5">available on the internet for the PC-G850VS, this contains information about the 11 pin interface.</text:span></text:p>
      <text:p text:style-name="P4"/>
      <text:h text:style-name="Heading_20_1" text:outline-level="1">Gadget Hardware</text:h>
      <text:p text:style-name="P5">The gadget is based around a ‘Blue Pill’ board. This is a small PCB with an STM32F103C8 microcontroller on it. It is programmed using the Arduino IDE. The STLINK V2 USB programming adapter is used to download code to the microcontroller.</text:p>
      <text:p text:style-name="P5">Attached to the STM32F103C8 is an SD card adapter. The firmware reads and writes text to and from files on this SD card into a buffer in the microcontrollers RAM. This buffer of fixed size and this limits the largest file that can be transferred. This limit could be removed if the handshaking is enabled on the Sio interface, the code does not use this at present.</text:p>
      <text:p text:style-name="P5">The 11 pin interface can power the gadget, or it can be powered from the USB port on the Blue Pill. <text:s/>The best power option when attached to the PC-G850 is the 11 pin interface, there is no danger of feedinmg USB power into the 5V supply of the PC-G850, which could damage it.</text:p>
      <text:p text:style-name="P3"/>
      <text:p text:style-name="P2"><text:span text:style-name="T4">There is a small </text:span>prototype area <text:span text:style-name="T4">on the PCB that can be used to add hardware to the microcontroller, that can then be driven by the PC-G850.</text:span></text:p>
      <text:p text:style-name="P5">An OLED display is used to display a menu system and also data from files and status messages.</text:p>
      <text:p text:style-name="P5">Three buttons are used to control the menu and information screens. The red button is an ENTER, the black and white buttons are UP and DOWN.</text:p>
      <text:p text:style-name="P2"/>
      <text:h text:style-name="Heading_20_1" text:outline-level="1">Gadget Firmware</text:h>
      <text:p text:style-name="P5"/>
      <text:h text:style-name="Heading_20_1" text:outline-level="1">Gadget S<text:span text:style-name="T4">tartup</text:span></text:h>
      <text:p text:style-name="P2"/>
      <text:p text:style-name="P6"><text:soft-page-break/>On startup (or reset) the gadget checks the SD card and displays either ‘SD OK’ if a working card is found, or ‘SD Fail’ if no card is found. Obviously, if SD Fail is displayed then no files can be read or written, but all other functions will work.</text:p>
      <text:p text:style-name="P6"/>
      <text:h text:style-name="Heading_20_1" text:outline-level="1">Gadget Menu</text:h>
      <text:p text:style-name="P1"/>
      <text:h text:style-name="Heading_20_1" text:outline-level="1">Transferring a file to the SD card</text:h>
      <text:p text:style-name="P8">The gadget is always ready to receive data from the 11 pin interface. Before sending a file to the gadget:</text:p>
      <text:p text:style-name="P8"/>
      <text:p text:style-name="P8">Set SIO mode on the gadget</text:p>
      <text:p text:style-name="P8">Clear the receive buffer in the gadget</text:p>
      <text:p text:style-name="P8">Set the correct SIO parameters in the PC-G850</text:p>
      <text:p text:style-name="P9">Use Sio menu to send the file </text:p>
      <text:p text:style-name="P9">When transfer completes, the contenst of the buffer can be displayed</text:p>
      <text:p text:style-name="P9">Write the buffer o the SD card</text:p>
      <text:h text:style-name="Heading_20_1" text:outline-level="1">Transferring a file from the SD card</text:h>
      <text:p text:style-name="P9">Ensure SIO mode is set on the gadget</text:p>
      <text:p text:style-name="P9">List the files and select the one to send to the PC-G850.</text:p>
      <text:p text:style-name="P9">Clear the buffer</text:p>
      <text:p text:style-name="P9">Read the file</text:p>
      <text:p text:style-name="P9">Set the SIO parameters on the PC-G850</text:p>
      <text:p text:style-name="P9">Set receive mode on the PC-G850</text:p>
      <text:p text:style-name="P9">Send the buffer using the Send menu option</text:p>
      <text:h text:style-name="Heading_20_1" text:outline-level="1">Scoping the P<text:span text:style-name="T2">IO</text:span> outputs</text:h>
      <text:p text:style-name="P9">Load the SCOPE.BAS example program into the PC-G850</text:p>
      <text:p text:style-name="P9">Set PIO mode on the gadget</text:p>
      <text:p text:style-name="P9">Set the PIO to be all inputs</text:p>
      <text:p text:style-name="P9">Enter run mode on the PC-G850</text:p>
      <text:p text:style-name="P9">Select the Scope PIO menu option on the gadget just before RUNing the BASIC program.</text:p>
      <text:p text:style-name="P9">You should see the PIO lines counting in binary</text:p>
      <text:h text:style-name="Heading_20_1" text:outline-level="1">Example Files</text:h>
      <text:p text:style-name="P6">The githib repository has a diretory that contains example files. If these are place don an SD card that is then inserted into the gadget, they can be used as a starting point for using the gadget.</text:p>
      <text:p text:style-name="P6"/>
      <text:p text:style-name="P8">Supported Machines</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30T21:43:37.319709665</meta:creation-date>
    <dc:date>2021-05-31T21:01:28.944623772</dc:date>
    <meta:editing-duration>PT21H23M8S</meta:editing-duration>
    <meta:editing-cycles>8</meta:editing-cycles>
    <meta:generator>LibreOffice/5.1.6.2$Linux_X86_64 LibreOffice_project/10m0$Build-2</meta:generator>
    <meta:document-statistic meta:table-count="0" meta:image-count="0" meta:object-count="0" meta:page-count="2" meta:paragraph-count="46" meta:word-count="695" meta:character-count="3689" meta:non-whitespace-character-count="3037"/>
  </office:meta>
</office:document-meta>
</file>